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22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41d89" officeooo:paragraph-rsid="0017db3a" style:font-name-asian="Noto Sans CJK TC Regular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07d70" style:font-name-asian="Noto Sans CJK TC Regular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1a334" style:font-name-asian="Noto Sans CJK TC Regular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5d6bad"/>
    </style:style>
    <style:style style:name="P10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11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4f5183"/>
    </style:style>
    <style:style style:name="P12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507d70"/>
    </style:style>
    <style:style style:name="P13" style:family="paragraph" style:parent-style-name="Standard">
      <style:text-properties fo:color="#800000" style:font-name="Noto Sans CJK TC Regular" fo:font-size="12pt" fo:font-style="normal" fo:font-weight="normal" officeooo:paragraph-rsid="000f3c04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9fb2c" style:font-name-asian="Noto Sans CJK TC Regular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bdfb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 CJK TC Regular" fo:font-size="12pt" fo:font-style="normal" officeooo:rsid="004bdfbd" officeooo:paragraph-rsid="004bdfbd" style:font-name-asian="Noto Sans CJK TC Regular" style:font-size-asian="12pt" style:font-style-asian="normal" style:font-size-complex="12pt" style:font-style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20" style:family="paragraph" style:parent-style-name="Caption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style:font-name-asian="Noto Sans CJK TC Regular" style:font-size-asian="12pt" style:font-style-asian="normal" style:font-size-complex="12pt" style:font-style-complex="normal"/>
    </style:style>
    <style:style style:name="P21" style:family="paragraph" style:parent-style-name="Standard">
      <style:text-properties fo:color="#800000" style:font-name="Noto Sans CJK TC Regular" fo:font-size="12pt" fo:font-style="normal" fo:font-weight="normal" officeooo:paragraph-rsid="004d65de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Noto Sans CJK TC Regular" officeooo:paragraph-rsid="004d65de"/>
    </style:style>
    <style:style style:name="P23" style:family="paragraph" style:parent-style-name="Standard">
      <style:text-properties style:font-name="Noto Sans CJK TC Regular" fo:font-size="12pt" fo:font-style="normal" officeooo:paragraph-rsid="0060de41" style:font-name-asian="Noto Sans CJK TC Regular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Noto Sans CJK TC Regular" fo:font-size="12pt" fo:font-style="normal" officeooo:rsid="006f609e" officeooo:paragraph-rsid="006f609e" style:font-name-asian="Noto Sans CJK TC Regular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Noto Sans CJK TC Regular" fo:font-size="12pt" fo:font-style="normal" officeooo:rsid="000f3c04" officeooo:paragraph-rsid="000f3c04" style:font-name-asian="Noto Sans CJK TC Regular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Noto Sans CJK TC Regular" fo:font-size="16pt" fo:font-style="normal" officeooo:rsid="000f3c04" officeooo:paragraph-rsid="000f3c04" style:font-name-asian="Noto Sans CJK TC Regular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60b506" style:font-name-asian="Noto Sans CJK TC Regular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1a334" style:font-name-asian="Noto Sans CJK TC Regular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60b506" style:font-name-asian="Noto Sans CJK TC Regular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60b506" officeooo:paragraph-rsid="0067a6df" style:font-name-asian="Noto Sans CJK TC Regular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6f609e" officeooo:paragraph-rsid="006f609e" style:font-name-asian="Noto Sans CJK TC Regular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704520" officeooo:paragraph-rsid="00704520" style:font-name-asian="Noto Sans CJK TC Regular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704520" officeooo:paragraph-rsid="0076773c" style:font-name-asian="Noto Sans CJK TC Regular" style:font-size-asian="12pt" style:font-style-asian="normal" style:font-size-complex="12pt" style:font-style-complex="normal"/>
    </style:style>
    <style:style style:name="P36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37" style:family="paragraph" style:parent-style-name="Text_20_body">
      <style:paragraph-properties fo:margin-top="0in" fo:margin-bottom="0in" loext:contextual-spacing="false" fo:line-height="100%"/>
      <style:text-properties officeooo:paragraph-rsid="0060b506"/>
    </style:style>
    <style:style style:name="P38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39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6038c0"/>
    </style:style>
    <style:style style:name="P40" style:family="paragraph" style:parent-style-name="Preformatted_20_Text">
      <style:text-properties fo:font-variant="normal" fo:text-transform="none" fo:color="#000000" style:font-name="Noto Sans CJK TC Regular" fo:letter-spacing="normal" fo:font-style="normal" fo:font-weight="normal" officeooo:paragraph-rsid="004d65de"/>
    </style:style>
    <style:style style:name="T1" style:family="text">
      <style:text-properties fo:font-variant="normal" fo:text-transform="none" fo:color="#800000" style:font-name="Noto Sans CJK TC Regular" fo:font-size="12pt" fo:letter-spacing="normal" fo:font-style="normal" fo:font-weight="normal" officeooo:rsid="00274852" style:font-name-asian="Noto Sans CJK TC Regular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800000" style:font-name="Noto Sans CJK TC Regular" fo:font-size="12pt" fo:letter-spacing="normal" fo:font-style="normal" fo:font-weight="normal" officeooo:rsid="00283ca0" style:font-name-asian="Noto Sans CJK TC Regular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800000" style:font-name="Noto Sans CJK TC Regular" fo:font-size="12pt" fo:letter-spacing="normal" fo:font-style="normal" fo:font-weight="normal" officeooo:rsid="0025290e" style:font-name-asian="Noto Sans CJK TC Regular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800000" style:font-name="Noto Sans CJK TC Regular" fo:font-size="12pt" fo:letter-spacing="normal" fo:font-style="normal" fo:font-weight="normal" officeooo:rsid="002912eb" style:font-name-asian="Noto Sans CJK TC Regular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800000" style:font-name="Noto Sans CJK TC Regular" fo:font-size="12pt" fo:letter-spacing="normal" fo:font-style="normal" fo:font-weight="normal" officeooo:rsid="002a4cf5" style:font-name-asian="Noto Sans CJK TC Regular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800000" style:font-name="Noto Sans CJK TC Regular" fo:font-size="12pt" fo:letter-spacing="normal" fo:font-style="normal" fo:font-weight="normal" officeooo:rsid="002b147b" style:font-name-asian="Noto Sans CJK TC Regular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800000" style:font-name="Noto Sans CJK TC Regular" fo:font-size="12pt" fo:letter-spacing="normal" fo:font-style="normal" fo:font-weight="normal" officeooo:rsid="002b8c47" style:font-name-asian="Noto Sans CJK TC Regular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800000" style:font-name="Noto Sans CJK TC Regular" fo:font-size="12pt" fo:letter-spacing="normal" fo:font-style="normal" fo:font-weight="normal" officeooo:rsid="002c1305" style:font-name-asian="Noto Sans CJK TC Regular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800000" style:font-name="Noto Sans CJK TC Regular" fo:font-size="12pt" fo:letter-spacing="normal" fo:font-style="normal" fo:font-weight="normal" officeooo:rsid="00587e47" style:font-name-asian="Noto Sans CJK TC Regular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800000" style:font-name="Noto Sans CJK TC Regular" fo:font-size="12pt" fo:letter-spacing="normal" fo:font-style="normal" fo:font-weight="normal" officeooo:rsid="005d6bad" style:font-name-asian="Noto Sans CJK TC Regular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800000" style:font-name="Noto Sans CJK TC Regular" fo:font-size="12pt" fo:letter-spacing="normal" fo:font-style="normal" fo:font-weight="bold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800000" style:font-name="Noto Sans CJK TC Regular" fo:font-size="12pt" fo:letter-spacing="normal" fo:font-style="normal" fo:font-weight="bold" officeooo:rsid="00283ca0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800000" style:font-name="Noto Sans CJK TC Regular" fo:font-size="12pt" fo:letter-spacing="normal" fo:font-style="normal" fo:font-weight="bold" officeooo:rsid="00271e8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800000" style:font-name="Noto Sans CJK TC Regular" fo:font-size="12pt" fo:letter-spacing="normal" fo:font-style="normal" fo:font-weight="bold" officeooo:rsid="002a4cf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Noto Sans CJK TC Regular" fo:font-size="12pt" fo:font-style="normal" officeooo:rsid="001a3907" style:font-name-asian="Noto Sans CJK TC Regular" style:font-size-asian="12pt" style:font-style-asian="normal" style:font-size-complex="12pt" style:font-style-complex="normal"/>
    </style:style>
    <style:style style:name="T16" style:family="text">
      <style:text-properties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17" style:family="text">
      <style:text-properties style:font-name="Noto Sans CJK TC Regular" fo:font-size="12pt" fo:font-style="normal" officeooo:rsid="002d4637" style:font-name-asian="Noto Sans CJK TC Regular" style:font-size-asian="12pt" style:font-style-asian="normal" style:font-size-complex="12pt" style:font-style-complex="normal"/>
    </style:style>
    <style:style style:name="T18" style:family="text">
      <style:text-properties style:font-name="Noto Sans CJK TC Regular" fo:font-size="12pt" fo:font-style="normal" officeooo:rsid="00141d89" style:font-name-asian="Noto Sans CJK TC Regular" style:font-size-asian="12pt" style:font-style-asian="normal" style:font-size-complex="12pt" style:font-style-complex="normal"/>
    </style:style>
    <style:style style:name="T19" style:family="text">
      <style:text-properties fo:color="#800000"/>
    </style:style>
    <style:style style:name="T20" style:family="text">
      <style:text-properties fo:color="#800000" fo:font-size="12pt" fo:font-style="normal" fo:font-weight="normal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800000" fo:font-size="12pt" fo:font-style="normal" fo:font-weight="normal" officeooo:rsid="000937e7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800000" fo:font-size="12pt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800000"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24" style:family="text">
      <style:text-properties fo:color="#800000" style:font-name="Noto Sans CJK TC Regular" fo:font-size="12pt" fo:font-style="normal" officeooo:rsid="002ef502" style:font-name-asian="Noto Sans CJK TC Regular" style:font-size-asian="12pt" style:font-style-asian="normal" style:font-size-complex="12pt" style:font-style-complex="normal"/>
    </style:style>
    <style:style style:name="T25" style:family="text">
      <style:text-properties fo:color="#800000" style:font-name="Noto Sans CJK TC Regular" fo:font-size="12pt" fo:font-style="normal" officeooo:rsid="00487313" style:font-name-asian="Noto Sans CJK TC Regular" style:font-size-asian="12pt" style:font-style-asian="normal" style:font-size-complex="12pt" style:font-style-complex="normal"/>
    </style:style>
    <style:style style:name="T26" style:family="text">
      <style:text-properties fo:color="#800000" style:font-name="Noto Sans CJK TC Regular" fo:font-size="12pt" fo:font-style="normal" officeooo:rsid="0049fb2c" style:font-name-asian="Noto Sans CJK TC Regular" style:font-size-asian="12pt" style:font-style-asian="normal" style:font-size-complex="12pt" style:font-style-complex="normal"/>
    </style:style>
    <style:style style:name="T27" style:family="text">
      <style:text-properties fo:color="#800000" style:font-name="Noto Sans CJK TC Regular" fo:font-size="12pt" fo:font-style="normal" officeooo:rsid="004bdfbd" style:font-name-asian="Noto Sans CJK TC Regular" style:font-size-asian="12pt" style:font-style-asian="normal" style:font-size-complex="12pt" style:font-style-complex="normal"/>
    </style:style>
    <style:style style:name="T28" style:family="text">
      <style:text-properties fo:color="#800000" style:font-name="Noto Sans CJK TC Regular" fo:font-size="12pt" fo:font-style="normal" officeooo:rsid="0067a6df" style:font-name-asian="Noto Sans CJK TC Regular" style:font-size-asian="12pt" style:font-style-asian="normal" style:font-size-complex="12pt" style:font-style-complex="normal"/>
    </style:style>
    <style:style style:name="T29" style:family="text">
      <style:text-properties fo:color="#800000" fo:font-weight="normal" officeooo:rsid="004bdfbd" style:font-weight-asian="normal" style:font-weight-complex="normal"/>
    </style:style>
    <style:style style:name="T30" style:family="text">
      <style:text-properties fo:color="#800000" fo:font-weight="normal" officeooo:rsid="0062c573" style:font-weight-asian="normal" style:font-weight-complex="normal"/>
    </style:style>
    <style:style style:name="T31" style:family="text">
      <style:text-properties fo:color="#800000" fo:font-weight="normal" officeooo:rsid="0065cb2c" style:font-weight-asian="normal" style:font-weight-complex="normal"/>
    </style:style>
    <style:style style:name="T32" style:family="text">
      <style:text-properties fo:color="#800000" fo:font-weight="normal" officeooo:rsid="0066a11f" style:font-weight-asian="normal" style:font-weight-complex="normal"/>
    </style:style>
    <style:style style:name="T33" style:family="text">
      <style:text-properties fo:color="#800000" fo:font-weight="normal" officeooo:rsid="0067a6df" style:font-weight-asian="normal" style:font-weight-complex="normal"/>
    </style:style>
    <style:style style:name="T34" style:family="text">
      <style:text-properties fo:color="#800000" fo:font-weight="normal" officeooo:rsid="006996d4" style:font-weight-asian="normal" style:font-weight-complex="normal"/>
    </style:style>
    <style:style style:name="T35" style:family="text">
      <style:text-properties fo:color="#800000" fo:font-weight="normal" officeooo:rsid="006b38fa" style:font-weight-asian="normal" style:font-weight-complex="normal"/>
    </style:style>
    <style:style style:name="T36" style:family="text">
      <style:text-properties fo:color="#800000" fo:font-weight="normal" officeooo:rsid="006d4a6f" style:font-weight-asian="normal" style:font-weight-complex="normal"/>
    </style:style>
    <style:style style:name="T37" style:family="text">
      <style:text-properties fo:color="#800000" fo:font-weight="normal" officeooo:rsid="006e0cc5" style:font-weight-asian="normal" style:font-weight-complex="normal"/>
    </style:style>
    <style:style style:name="T38" style:family="text">
      <style:text-properties fo:color="#800000" style:font-name="Noto Sans CJK TC Regular" fo:font-size="12pt" fo:font-style="normal" fo:font-weight="normal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800000" style:font-name="Noto Sans CJK TC Regular" fo:font-size="12pt" fo:font-style="normal" fo:font-weight="normal" officeooo:rsid="004bdfbd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800000" style:font-name="Noto Sans CJK TC Regular" fo:font-size="12pt" fo:font-style="normal" fo:font-weight="normal" officeooo:rsid="0060b506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officeooo:rsid="001f207b"/>
    </style:style>
    <style:style style:name="T42" style:family="text">
      <style:text-properties officeooo:rsid="0031149f"/>
    </style:style>
    <style:style style:name="T43" style:family="text">
      <style:text-properties officeooo:rsid="0049fb2c"/>
    </style:style>
    <style:style style:name="T44" style:family="text">
      <style:text-properties officeooo:rsid="004bdfbd"/>
    </style:style>
    <style:style style:name="T45" style:family="text">
      <style:text-properties officeooo:rsid="004d65de"/>
    </style:style>
    <style:style style:name="T46" style:family="text">
      <style:text-properties officeooo:rsid="004f5183"/>
    </style:style>
    <style:style style:name="T47" style:family="text">
      <style:text-properties officeooo:rsid="00507d70"/>
    </style:style>
    <style:style style:name="T48" style:family="text">
      <style:text-properties style:font-name="Noto Sans CJK TC Regular"/>
    </style:style>
    <style:style style:name="T49" style:family="text">
      <style:text-properties style:font-name="Noto Sans CJK TC Regular" officeooo:rsid="0060b506"/>
    </style:style>
    <style:style style:name="T50" style:family="text">
      <style:text-properties style:font-name="Noto Sans CJK TC Regular" officeooo:rsid="0060de41"/>
    </style:style>
    <style:style style:name="T51" style:family="text">
      <style:text-properties style:font-name="Noto Sans CJK TC Regular" officeooo:rsid="006235f2"/>
    </style:style>
    <style:style style:name="T52" style:family="text">
      <style:text-properties style:font-name="Noto Sans CJK TC Regular" fo:font-size="12pt" fo:font-style="normal" officeooo:rsid="0012b107" style:font-name-asian="Noto Sans CJK TC Regular" style:font-size-asian="12pt" style:font-style-asian="normal" style:font-size-complex="12pt" style:font-style-complex="normal"/>
    </style:style>
    <style:style style:name="T53" style:family="text">
      <style:text-properties style:font-name="Noto Sans CJK TC Regular" fo:font-size="12pt" fo:font-style="normal" officeooo:rsid="00141d89" style:font-name-asian="Noto Sans CJK TC Regular" style:font-size-asian="12pt" style:font-style-asian="normal" style:font-size-complex="12pt" style:font-style-complex="normal"/>
    </style:style>
    <style:style style:name="T54" style:family="text">
      <style:text-properties style:font-name="Noto Sans CJK TC Regular" fo:font-size="12pt" style:font-name-asian="Noto Sans CJK TC Regular" style:font-size-asian="12pt" style:font-size-complex="12pt"/>
    </style:style>
    <style:style style:name="T55" style:family="text">
      <style:text-properties style:font-name="Noto Sans CJK TC Regular" fo:font-size="12pt" officeooo:rsid="0060b506" style:font-name-asian="Noto Sans CJK TC Regular" style:font-size-asian="12pt" style:font-size-complex="12pt"/>
    </style:style>
    <style:style style:name="T56" style:family="text">
      <style:text-properties officeooo:rsid="006038c0"/>
    </style:style>
    <style:style style:name="T57" style:family="text">
      <style:text-properties officeooo:rsid="0060b506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4bdfbd" style:font-weight-asian="bold" style:font-weight-complex="bold"/>
    </style:style>
    <style:style style:name="T60" style:family="text">
      <style:text-properties fo:font-weight="bold" officeooo:rsid="004d65de" style:font-weight-asian="bold" style:font-weight-complex="bold"/>
    </style:style>
    <style:style style:name="T61" style:family="text">
      <style:text-properties fo:font-weight="bold" officeooo:rsid="0060b506" style:font-weight-asian="bold" style:font-weight-complex="bold"/>
    </style:style>
    <style:style style:name="T62" style:family="text">
      <style:text-properties fo:font-weight="bold" officeooo:rsid="0010ccbb" style:font-weight-asian="bold" style:font-weight-complex="bold"/>
    </style:style>
    <style:style style:name="T63" style:family="text">
      <style:text-properties officeooo:rsid="006f609e"/>
    </style:style>
    <style:style style:name="T64" style:family="text">
      <style:text-properties officeooo:rsid="00734ca1"/>
    </style:style>
    <style:style style:name="T65" style:family="text">
      <style:text-properties officeooo:rsid="007511f7"/>
    </style:style>
    <style:style style:name="T66" style:family="text">
      <style:text-properties officeooo:rsid="007677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achine Learning 2016</text:p>
      <text:p text:style-name="P18">系級：電機四</text:p>
      <text:p text:style-name="P20">姓名：鍾勝隆</text:p>
      <text:p text:style-name="P18">學號：B02901001</text:p>
      <text:p text:style-name="P26"><text:span text:style-name="T58">HW</text:span><text:span text:style-name="T59">2</text:span><text:span text:style-name="T58"> </text:span><text:span text:style-name="T62">Report</text:span><text:span text:style-name="T58"> </text:span>– <text:span text:style-name="T44">Spam Classification</text:span></text:p>
      <text:p text:style-name="P25"/>
      <text:p text:style-name="P13">1.<text:span text:style-name="T58">L</text:span><text:span text:style-name="T59">ogistic R</text:span><text:span text:style-name="T58">egression</text:span> function by Gradient Descent.</text:p>
      <text:p text:style-name="P11">#intial coefficient<text:span text:style-name="T20">(import numpy as np)</text:span></text:p>
      <text:p text:style-name="P10">weight = np.zeros((1, 57))</text:p>
      <text:p text:style-name="P10">learning_time = <text:span text:style-name="T46">5</text:span>0000</text:p>
      <text:p text:style-name="P10">bias = 0</text:p>
      <text:p text:style-name="P10">#Adadelta</text:p>
      <text:p text:style-name="P10">G_w = np.zeros((1, 57))</text:p>
      <text:p text:style-name="P10">G_b = 0</text:p>
      <text:p text:style-name="P10">t_w = np.zeros((1, 57))</text:p>
      <text:p text:style-name="P10">t_b = 0</text:p>
      <text:p text:style-name="P10">T_w = np.zeros((1, 57))</text:p>
      <text:p text:style-name="P10">T_b = 0</text:p>
      <text:p text:style-name="P10">gamma = 0.9</text:p>
      <text:p text:style-name="P10">epsilon = 10 ** -8</text:p>
      <text:p text:style-name="P10"/>
      <text:p text:style-name="P10">t = 1</text:p>
      <text:p text:style-name="P10">while(True):</text:p>
      <text:p text:style-name="P10"><text:s text:c="4"/>z = np.sum(data * weight, axis=1) + bias</text:p>
      <text:p text:style-name="P10"><text:s text:c="4"/>f_wb = 1 / (1+ math.e ** (-z))</text:p>
      <text:p text:style-name="P10"><text:s text:c="4"/>change = answer - f_wb </text:p>
      <text:p text:style-name="P10"><text:s text:c="4"/>gradient_b = -1 * (change.sum())</text:p>
      <text:p text:style-name="P12"><text:s text:c="4"/>gradient_w = -1 * (np.sum(np.transpose(data) * change, axis=1) </text:p>
      <text:p text:style-name="P12"/>
      <text:p text:style-name="P10"><text:s text:c="4"/>#gradient adadelta</text:p>
      <text:p text:style-name="P10"><text:s text:c="4"/>G_w = gamma * G_w + (1 - gamma) * (gradient_w ** 2)</text:p>
      <text:p text:style-name="P10"><text:s text:c="4"/>G_b = gamma * G_b + (1 - gamma) * (gradient_b ** 2)</text:p>
      <text:p text:style-name="P10"><text:s text:c="4"/>t_w = -(((T_w + epsilon) ** 0.5) / ((G_w + epsilon) ** 0.5)) <text:s/>* gradient_w</text:p>
      <text:p text:style-name="P10"><text:s text:c="4"/>t_b = -(((T_b + epsilon) ** 0.5) / ((G_b + epsilon) ** 0.5)) <text:s/>* gradient_b</text:p>
      <text:p text:style-name="P10"><text:s text:c="4"/>T_w = gamma * T_w + (1 - gamma) * (t_w ** 2)</text:p>
      <text:p text:style-name="P10"><text:s text:c="4"/>T_b = gamma * T_b + (1 - gamma) * (t_b ** 2)</text:p>
      <text:p text:style-name="P10"><text:s text:c="4"/>weight += t_w</text:p>
      <text:p text:style-name="P10"><text:soft-page-break/><text:s text:c="4"/>bias += t_b</text:p>
      <text:p text:style-name="P10"><text:s text:c="3"/></text:p>
      <text:p text:style-name="P10"><text:s text:c="4"/>if ( t &gt; learning_time):</text:p>
      <text:p text:style-name="P10"><text:s text:c="8"/>print ("Logistic Regression training is done.")</text:p>
      <text:p text:style-name="P10"><text:s text:c="8"/>break</text:p>
      <text:p text:style-name="P10"><text:s text:c="4"/>t += 1</text:p>
      <text:p text:style-name="P10"/>
      <text:p text:style-name="P21"><text:span text:style-name="T57">2</text:span>.<text:span text:style-name="T60">Neural </text:span><text:span text:style-name="T61">N</text:span><text:span text:style-name="T60">etwork</text:span> function by <text:span text:style-name="T45">Backpropagation</text:span>.</text:p>
      <text:p text:style-name="P22"><text:span text:style-name="T20"><text:tab/></text:span><text:span text:style-name="T21">#intial coefficient <text:s/></text:span><text:span text:style-name="T20">(import numpy as np)</text:span></text:p>
      <text:p text:style-name="P40"><text:span text:style-name="T22">#intial coefficient</text:span></text:p>
      <text:p text:style-name="P10">node = 50</text:p>
      <text:p text:style-name="P10">weight_1 = np.zeros((57, node))</text:p>
      <text:p text:style-name="P10">bias_1 = np.zeros((1, node))</text:p>
      <text:p text:style-name="P10">weight_2 = np.zeros((1, node))</text:p>
      <text:p text:style-name="P10">bias_2 = 0</text:p>
      <text:p text:style-name="P10">learning_time = 5000</text:p>
      <text:p text:style-name="P10">#Adadelta</text:p>
      <text:p text:style-name="P10">G_w1 = np.zeros((57, node))</text:p>
      <text:p text:style-name="P10">G_b1 = np.zeros((1, node))</text:p>
      <text:p text:style-name="P10">t_w1 = np.zeros((57, node))</text:p>
      <text:p text:style-name="P10">t_b1 = np.zeros((1, node))</text:p>
      <text:p text:style-name="P10">T_w1 = np.zeros((57, node))</text:p>
      <text:p text:style-name="P10">T_b1 = np.zeros((1, node))</text:p>
      <text:p text:style-name="P10">G_w2 = np.zeros((1, node))</text:p>
      <text:p text:style-name="P10">G_b2 = 0</text:p>
      <text:p text:style-name="P10">t_w2 = np.zeros((1, node))</text:p>
      <text:p text:style-name="P10">t_b2 = 0</text:p>
      <text:p text:style-name="P10">T_w2 = np.zeros((1, node))</text:p>
      <text:p text:style-name="P10">T_b2 = 0 </text:p>
      <text:p text:style-name="P10">gamma = 0.9</text:p>
      <text:p text:style-name="P10">epsilon = 10 ** -8</text:p>
      <text:p text:style-name="P10"/>
      <text:p text:style-name="P10">t = 1</text:p>
      <text:p text:style-name="P10">while(True):</text:p>
      <text:p text:style-name="P10"><text:s text:c="4"/>z_1 = np.dot(data, weight_1) + bias_1</text:p>
      <text:p text:style-name="P10"><text:s text:c="4"/>a_1 = 1 / (1+ math.e ** (-z_1))</text:p>
      <text:p text:style-name="P10"><text:s text:c="4"/>z_2 = np.sum( a_1 * weight_2, axis=1) + bias_2</text:p>
      <text:p text:style-name="P10"><text:s text:c="4"/>y = 1 / (1+ math.e ** (-z_2))</text:p>
      <text:p text:style-name="P10"><text:soft-page-break/><text:s text:c="4"/>change = answer - y</text:p>
      <text:p text:style-name="P10"><text:s text:c="4"/>gradient_b2 = -1 * (change.sum())</text:p>
      <text:p text:style-name="P10"><text:s text:c="4"/>gradient_w2 = -1 * (np.sum(np.transpose(a_1) * change, axis=1))</text:p>
      <text:p text:style-name="P10"/>
      <text:p text:style-name="P10"><text:s text:c="4"/>delta_1 = (a_1*(1-a_1)) * np.dot(np.transpose([change]), weight_2)</text:p>
      <text:p text:style-name="P10"><text:s text:c="4"/>gradient_b1 = -1 * np.sum(delta_1, axis=0)</text:p>
      <text:p text:style-name="P10"><text:s text:c="4"/>gradient_w1 = -1 * np.dot(np.transpose(data), delta_1)</text:p>
      <text:p text:style-name="P10"/>
      <text:p text:style-name="P10"><text:s text:c="4"/>#gradient_1 adadelta</text:p>
      <text:p text:style-name="P10"><text:s text:c="4"/>G_w1 = gamma * G_w1 + (1 - gamma) * (gradient_w1 ** 2)</text:p>
      <text:p text:style-name="P10"><text:s text:c="4"/>G_b1 = gamma * G_b1 + (1 - gamma) * (gradient_b1 ** 2)</text:p>
      <text:p text:style-name="P10"><text:s text:c="4"/>t_w1 = -(((T_w1 + epsilon) ** 0.5) / ((G_w1 + epsilon) ** 0.5)) <text:s/>* gradient_w1</text:p>
      <text:p text:style-name="P10"><text:s text:c="4"/>t_b1 = -(((T_b1 + epsilon) ** 0.5) / ((G_b1 + epsilon) ** 0.5)) <text:s/>* gradient_b1</text:p>
      <text:p text:style-name="P10"><text:s text:c="4"/>T_w1 = gamma * T_w1 + (1 - gamma) * (t_w1 ** 2)</text:p>
      <text:p text:style-name="P10"><text:s text:c="4"/>T_b1 = gamma * T_b1 + (1 - gamma) * (t_b1 ** 2)</text:p>
      <text:p text:style-name="P10"><text:s text:c="4"/>weight_1 += t_w1</text:p>
      <text:p text:style-name="P10"><text:s text:c="4"/>bias_1 += t_b1</text:p>
      <text:p text:style-name="P10"><text:s text:c="4"/></text:p>
      <text:p text:style-name="P10"><text:s text:c="4"/>#gradient_2 adadelta</text:p>
      <text:p text:style-name="P10"><text:s text:c="4"/>G_w2 = gamma * G_w2 + (1 - gamma) * (gradient_w2 ** 2)</text:p>
      <text:p text:style-name="P10"><text:s text:c="4"/>G_b2 = gamma * G_b2 + (1 - gamma) * (gradient_b2 ** 2)</text:p>
      <text:p text:style-name="P10"><text:s text:c="4"/>t_w2 = -(((T_w2 + epsilon) ** 0.5) / ((G_w2 + epsilon) ** 0.5)) <text:s/>* gradient_w2</text:p>
      <text:p text:style-name="P10"><text:s text:c="4"/>t_b2 = -(((T_b2 + epsilon) ** 0.5) / ((G_b2 + epsilon) ** 0.5)) <text:s/>* gradient_b2</text:p>
      <text:p text:style-name="P10"><text:s text:c="4"/>T_w2 = gamma * T_w2 + (1 - gamma) * (t_w2 ** 2)</text:p>
      <text:p text:style-name="P10"><text:s text:c="4"/>T_b2 = gamma * T_b2 + (1 - gamma) * (t_b2 ** 2)</text:p>
      <text:p text:style-name="P10"><text:s text:c="4"/>weight_2 += t_w2</text:p>
      <text:p text:style-name="P10"><text:s text:c="4"/>bias_2 += t_b2</text:p>
      <text:p text:style-name="P10"><text:s text:c="4"/>if (t % 1 == 0):</text:p>
      <text:p text:style-name="P39"><text:s text:c="8"/>print("The", t, "times__Cross Entropy:", <text:span text:style-name="T56">\</text:span></text:p>
      <text:p text:style-name="P39"><text:tab/> <text:s text:c="7"/>E_function(weight_1, bias_1, weight_2, bias_2, answer, data) )</text:p>
      <text:p text:style-name="P10"><text:s text:c="4"/>if ( t &gt; learning_time):</text:p>
      <text:p text:style-name="P10"><text:s text:c="8"/>print ("Neural Network training is done.")</text:p>
      <text:p text:style-name="P10"><text:s text:c="8"/>break</text:p>
      <text:p text:style-name="P10"><text:s text:c="4"/>t += 1</text:p>
      <text:p text:style-name="P10"/>
      <text:p text:style-name="P10"/>
      <text:p text:style-name="P10"/>
      <text:p text:style-name="P10"/>
      <text:p text:style-name="P10"><text:soft-page-break/></text:p>
      <text:p text:style-name="P37"><text:span text:style-name="T49">3</text:span><text:span text:style-name="T54">. Describe method1 <text:s/>(</text:span><text:span text:style-name="T55">L</text:span><text:span text:style-name="T54">o</text:span><text:span text:style-name="T39">gistic </text:span><text:span text:style-name="T40">R</text:span><text:span text:style-name="T39">egression)</text:span><text:span text:style-name="T38">.</text:span></text:p>
      <text:p text:style-name="P37"><text:span text:style-name="T52"><text:tab/></text:span><text:span text:style-name="T18">將spam_train.csv中的</text:span><text:span text:style-name="T18">資料去除掉id，取出爲一筆資料：</text:span></text:p>
      <text:p text:style-name="P8"/>
      <text:p text:style-name="P1"><draw:frame draw:style-name="fr1" draw:name="Object1" text:anchor-type="as-char" svg:y="-0.1764in" svg:width="1.4929in" svg:height="0.2429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4">共可以產生4001筆<text:span text:style-name="T47">data</text:span>，使用<text:span text:style-name="T41">numpy的二維array(shape爲(4001*57))儲存，設定參數一維array，每個feature都有對應的weight，故我初始化57個0起始值以及設bias也爲0 ，由於feature之間數值大小差異非常大，有的是幾乎都爲0，有的則是到1000以上，故將全部的feature都各自算出mean和variance，把每個feature都標準化，減少weight調整上的不易。</text:span></text:p>
      <text:p text:style-name="P3"/>
      <text:p text:style-name="P5"><text:tab/>在<text:span text:style-name="T42">training中，，由於是classification的問題，feature經過weight、bias以及sigmoid function的運算，得出的結果爲0到1的值，巧好此次分類問題爲兩類，視爲機率，並可以-ln(likelihood)，即是計算出的</text:span><text:span text:style-name="T42"><draw:frame draw:style-name="fr1" draw:name="Object7" text:anchor-type="as-char" svg:y="-0.1764in" svg:width="1.6957in" svg:height="0.24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2">和</text:span><text:span text:style-name="T42"><draw:frame draw:style-name="fr1" draw:name="Object8" text:anchor-type="as-char" svg:y="-0.1764in" svg:width="0.2618in" svg:height="0.215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2">的Cross Entropy，作爲loss function：</text:span></text:p>
      <text:p text:style-name="P5"/>
      <text:p text:style-name="P6"><draw:frame draw:style-name="fr1" draw:name="Object6" text:anchor-type="as-char" svg:y="-0.1764in" svg:width="3.0508in" svg:height="0.362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/>
      <text:p text:style-name="P28"><text:span text:style-name="T42">計算對應各個feature的gradient，因爲我有使用Adadelta，故將每次計算的gradient平方後，依照比例（1:9）累積在</text:span><text:span text:style-name="T42"><draw:frame draw:style-name="fr1" draw:name="Object2" text:anchor-type="as-char" svg:y="-0.1547in" svg:width="0.3063in" svg:height="0.22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2">和</text:span><text:span text:style-name="T42"><draw:frame draw:style-name="fr1" draw:name="Object4" text:anchor-type="as-char" svg:y="-0.1547in" svg:width="0.2819in" svg:height="0.2217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2">，與極小值的</text:span><text:span text:style-name="T42"><draw:frame draw:style-name="fr1" draw:name="Object9" text:anchor-type="as-char" svg:y="-0.0862in" svg:width="0.1598in" svg:height="0.0953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2">，以</text:span><text:span text:style-name="T42"><draw:frame draw:style-name="fr1" draw:name="Object3" text:anchor-type="as-char" svg:y="-0.1717in" svg:width="0.902in" svg:height="0.2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2">和</text:span><text:span text:style-name="T42"><draw:frame draw:style-name="fr1" draw:name="Object5" text:anchor-type="as-char" svg:y="-0.1717in" svg:width="0.878in" svg:height="0.237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2">再乘上之前的weight和bias變化量參數</text:span><text:span text:style-name="T42"><draw:frame draw:style-name="fr1" draw:name="Object12" text:anchor-type="as-char" svg:y="-0.1717in" svg:width="0.8339in" svg:height="0.2374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2">和gradient，加上原本的weight和bias，即完成Adadelta的Gradient Descent。(</text:span><text:span text:style-name="T42"><draw:frame draw:style-name="fr1" draw:name="Object13" text:anchor-type="as-char" svg:y="-0.1547in" svg:width="0.4661in" svg:height="0.2217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2">爲weight和bias每次train完後的變化量)</text:span></text:p>
      <text:p text:style-name="P30"/>
      <text:p text:style-name="P30"><draw:frame draw:style-name="fr2" draw:name="Object10" text:anchor-type="as-char" svg:width="2.8165in" svg:height="0.2429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0"/>
      <text:p text:style-name="P31"><draw:frame draw:style-name="fr2" draw:name="Object11" text:anchor-type="as-char" svg:width="2.2492in" svg:height="0.24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1"/>
      <text:p text:style-name="P31"><draw:frame draw:style-name="fr2" draw:name="Object14" text:anchor-type="as-char" svg:width="4.2465in" svg:height="0.5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"/>
      <text:p text:style-name="P9"><text:span text:style-name="T15"><text:tab/></text:span><text:span text:style-name="T17">如何</text:span><text:span text:style-name="T16">設定</text:span><text:span text:style-name="T23">train</text:span><text:span text:style-name="T24">ing time(次數)</text:span><text:span text:style-name="T23"> <text:s/>，我是透過</text:span><text:span text:style-name="Emphasis"><text:span text:style-name="T12">K</text:span></text:span><text:span text:style-name="T11">-fold cross-</text:span><text:span text:style-name="Emphasis"><text:span text:style-name="T11">validation</text:span></text:span><text:span text:style-name="Emphasis"><text:span text:style-name="T13">(交互驗證)</text:span></text:span><text:span text:style-name="Emphasis"><text:span text:style-name="T1">去評估各個參數的最佳值，</text:span></text:span><text:span text:style-name="Emphasis"><text:span text:style-name="T2">將全部的資料</text:span></text:span><text:span text:style-name="Emphasis"><text:span text:style-name="T12">分成10等分</text:span></text:span><text:span text:style-name="Emphasis"><text:span text:style-name="T2">，其中1份當作Validation set，剩下9份爲Training set，故產生10組Training set和Validation set，</text:span></text:span><text:span text:style-name="Emphasis"><text:span text:style-name="T4">平行train 10 個獨立的Training set，使用</text:span></text:span><text:span text:style-name="Emphasis"><text:span text:style-name="T2">Validation set算</text:span></text:span><text:span text:style-name="Emphasis"><text:span text:style-name="T4">train 出資料的loss </text:span></text:span><text:span text:style-name="Emphasis"><text:span text:style-name="T10">function</text:span></text:span><text:span text:style-name="Emphasis"><text:span text:style-name="T5">，再由10個loss的</text:span></text:span><text:span text:style-name="Emphasis"><text:span text:style-name="T14">mean</text:span></text:span><text:span text:style-name="Emphasis"><text:span text:style-name="T5">和</text:span></text:span><text:span text:style-name="Emphasis"><text:span text:style-name="T14">variance</text:span></text:span><text:span text:style-name="Emphasis"><text:span text:style-name="T5">評估該參數建立的model是否較好</text:span></text:span><text:span text:style-name="Emphasis"><text:span text:style-name="T6">，調整</text:span></text:span><text:span text:style-name="Emphasis"><text:span text:style-name="T3">train</text:span></text:span><text:span text:style-name="Emphasis"><text:span text:style-name="T6">ing times</text:span></text:span><text:span text:style-name="Emphasis"><text:span text:style-name="T3"> </text:span></text:span><text:span text:style-name="Emphasis"><text:span text:style-name="T6">，</text:span></text:span><text:soft-page-break/><text:span text:style-name="Emphasis"><text:span text:style-name="T6">以達到最低的mean和variance</text:span></text:span><text:span text:style-name="Emphasis"><text:span text:style-name="T7">，並再輸入</text:span></text:span><text:span text:style-name="Emphasis"><text:span text:style-name="T9">logistic_regression</text:span></text:span><text:span text:style-name="Emphasis"><text:span text:style-name="T7">.py中，把全部的</text:span></text:span><text:span text:style-name="Emphasis"><text:span text:style-name="T9">4001</text:span></text:span><text:span text:style-name="Emphasis"><text:span text:style-name="T7">筆資料重新</text:span></text:span><text:span text:style-name="Emphasis"><text:span text:style-name="T8">train一遍</text:span></text:span><text:span text:style-name="Emphasis"><text:span text:style-name="T10">，使用pickle輸出model。再用test.py</text:span></text:span><text:span text:style-name="Emphasis"><text:span text:style-name="T8">讀入</text:span></text:span><text:span text:style-name="Emphasis"><text:span text:style-name="T10">model和</text:span></text:span><text:span text:style-name="Emphasis"><text:span text:style-name="T9">spam_test.</text:span></text:span><text:span text:style-name="Emphasis"><text:span text:style-name="T8">csv，計算出答案。</text:span></text:span></text:p>
      <text:p text:style-name="P23"/>
      <text:p text:style-name="P23"><text:span text:style-name="T57">4.</text:span><text:span text:style-name="T49">Describe method</text:span><text:span text:style-name="T50">2 <text:s/></text:span><text:span text:style-name="T49">(</text:span><text:span text:style-name="T50">Neural Network</text:span><text:span text:style-name="T51"> – 只有與method1不同處</text:span><text:span text:style-name="T29">)</text:span></text:p>
      <text:p text:style-name="P32"><text:span text:style-name="T30"><text:tab/>Neural Network是將sigmoid function疊層化，我在這裏的做法是將一開始的</text:span><text:span text:style-name="T31">57個feature</text:span><text:span text:style-name="T35">通過一個layer</text:span><text:span text:style-name="T31">轉換成</text:span><text:span text:style-name="T35">50個維度的資料（經過</text:span><text:span text:style-name="T36">validation評估，50效果較佳</text:span><text:span text:style-name="T35">），透過</text:span><text:span text:style-name="T31">與兩個矩陣</text:span><text:span text:style-name="T31"><draw:frame draw:style-name="fr1" draw:name="Object15" text:anchor-type="as-char" svg:y="-0.1547in" svg:width="0.2701in" svg:height="0.193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1">大小爲（57,50）和</text:span><text:span text:style-name="T31"><draw:frame draw:style-name="fr1" draw:name="Object16" text:anchor-type="as-char" svg:y="-0.1547in" svg:width="0.1866in" svg:height="0.193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">大小爲（1,50）進行運算，再通過sigmoid function，由剩下的50個值作logistic regression</text:span><text:span text:style-name="T32">。另外，Loss function跟method1相同，但是需要注意的是，由於還是使用gradient descent的方法，所以loss function還是需要對各個weight、bias、</text:span><text:span text:style-name="T32"><draw:frame draw:style-name="fr1" draw:name="Object18" text:anchor-type="as-char" svg:y="-0.1547in" svg:width="0.2701in" svg:height="0.193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2">和</text:span><text:span text:style-name="T32"><draw:frame draw:style-name="fr1" draw:name="Object17" text:anchor-type="as-char" svg:y="-0.1547in" svg:width="0.1866in" svg:height="0.193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2">作gradient</text:span><text:span text:style-name="T33">，後半logistic regression的部分與method1相同，但是</text:span><text:span text:style-name="T32"><draw:frame draw:style-name="fr1" draw:name="Object19" text:anchor-type="as-char" svg:y="-0.1547in" svg:width="0.2701in" svg:height="0.193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2">和</text:span><text:span text:style-name="T32"><draw:frame draw:style-name="fr1" draw:name="Object20" text:anchor-type="as-char" svg:y="-0.1547in" svg:width="0.1866in" svg:height="0.1937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2">是透過</text:span><text:span text:style-name="T33">Backpropagation的方法，計算</text:span><text:span text:style-name="T34">gradien</text:span><text:span text:style-name="T35">t</text:span><text:span text:style-name="T37">。</text:span></text:p>
      <text:p text:style-name="P24"/>
      <text:p text:style-name="P24">5.參數調整影響</text:p>
      <text:p text:style-name="P33"><text:tab/>透過Cross Validation評估參數大小，在method1中Logistic Regression由於使用adadelta，只剩下training time這個主要變因，故針對training次數多寡計算10個Cross Entropy的Mean和Variance：</text:p>
      <text:p text:style-name="P34"><draw:frame draw:style-name="fr3" draw:name="Object21" text:anchor-type="paragraph" svg:y="0.0689in" svg:width="6.1457in" svg:height="2.9429in" draw:z-index="20"><draw:object xlink:href="./Object 21" xlink:type="simple" xlink:show="embed" xlink:actuate="onLoad"/><draw:image xlink:href="./ObjectReplacements/Object 21" xlink:type="simple" xlink:show="embed" xlink:actuate="onLoad"/></draw:frame>可以觀察到<text:span text:style-name="T64">training次數增加，Mean的減少和Variance的增加，代表model的fitting程度增加。由於當超過一萬次時Variance沒有顯著的增加，最後取training time爲20000次，作爲model。</text:span></text:p>
      <text:p text:style-name="P34"><text:tab/></text:p>
      <text:p text:style-name="P34"><text:tab/>在Ne<text:span text:style-name="T65">ural Network則多了layer中要幾個neural這個變量，故以不同數量的neural和training time作爲變因進行實驗：</text:span></text:p>
      <text:p text:style-name="P34"/>
      <text:p text:style-name="P34"/>
      <text:p text:style-name="P34"><draw:frame draw:style-name="fr4" draw:name="Object22" text:anchor-type="paragraph" svg:x="-0.348in" svg:y="-0.2728in" svg:width="7.4689in" svg:height="3.1799in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4" draw:name="Object23" text:anchor-type="paragraph" svg:x="-0.348in" svg:y="2.9063in" svg:width="7.4811in" svg:height="2.9217in" draw:z-index="22"><draw:object xlink:href="./Object 23" xlink:type="simple" xlink:show="embed" xlink:actuate="onLoad"/><draw:image xlink:href="./ObjectReplacements/Object 23" xlink:type="simple" xlink:show="embed" xlink:actuate="onLoad"/></draw:frame><text:soft-page-break/></text:p>
      <text:p text:style-name="P35">觀察到在使用<text:span text:style-name="T66">50個neural和training time爲值5000次時，Mean和Variance都爲最低值，故以此參數進行training。</text:span></text:p>
      <text:p text:style-name="P34"/>
      <text:p text:style-name="P34"/>
      <text:p text:style-name="P15"><text:span text:style-name="T63">6</text:span>. Reference</text:p>
      <text:p text:style-name="P15"><text:tab/><text:span text:style-name="T43">NTUEE – </text:span>ML<text:span text:style-name="T43">2016Fall上課投影片（Logistic Regression）</text:span></text:p>
      <text:p text:style-name="P14"><text:tab/><text:a xlink:type="simple" xlink:href="http://speech.ee.ntu.edu.tw/~tlkagk/courses_ML16.html" text:style-name="Internet_20_link" text:visited-style-name="Visited_20_Internet_20_Link"><text:span text:style-name="T43">http://speech.ee.ntu.edu.tw/~tlkagk/courses_ML16.html</text:span></text:a></text:p>
      <text:p text:style-name="P16"><text:span text:style-name="T25"><text:tab/></text:span><text:span text:style-name="T26">NTUEE – </text:span><text:span text:style-name="T27">ML2015Fall</text:span><text:span text:style-name="T26">上課投影片（</text:span><text:span text:style-name="T28">Neural Network)</text:span></text:p>
      <text:p text:style-name="P17"><text:span text:style-name="T19"><text:tab/></text:span><text:a xlink:type="simple" xlink:href="http://speech.ee.ntu.edu.tw/~tlkagk/courses_MLSD15_2.html" text:style-name="Internet_20_link" text:visited-style-name="Visited_20_Internet_20_Link">http://speech.ee.ntu.edu.tw/~tlkagk/courses_MLSD15_2.html</text:a></text:p>
      <text:p text:style-name="P2">An overview of gradient descent optimization algorithms (Adad<text:span text:style-name="T44">elta</text:span>)</text:p>
      <text:p text:style-name="P2"><text:a xlink:type="simple" xlink:href="http://sebastianruder.com/optimizing-gradient-descent/" text:style-name="Internet_20_link" text:visited-style-name="Visited_20_Internet_20_Link">http://sebastianruder.com/optimizing-gradient-descen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Noto Sans CJK TC Regular1" style:font-family-asian="'Noto Sans CJK TC Regular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.4925in" fo:margin-right="0in" fo:margin-top="0in" fo:margin-bottom="0in" loext:contextual-spacing="false" fo:text-indent="0in" style:auto-text-indent="false"/>
      <style:text-properties fo:color="#800000" style:font-name="DejaVu Sans Mono" fo:font-family="'DejaVu Sans Mono'" style:font-family-generic="modern" style:font-pitch="fixed" fo:font-size="12pt" fo:font-weight="normal" officeooo:rsid="000937e7" style:font-name-asian="Noto Sans CJK TC Regular2" style:font-family-asian="'Noto Sans CJK TC Regular'" style:font-family-generic-asian="modern" style:font-pitch-asian="fixed" style:font-size-asian="12pt" style:font-weight-asian="normal" style:font-name-complex="DejaVu Sans Mono" style:font-family-complex="'DejaVu Sans Mono'" style:font-family-generic-complex="modern" style:font-pitch-complex="fixed" style:font-size-complex="12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Noto Sans CJK TC Regular1" style:font-family-asian="'Noto Sans CJK TC Regular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46:33.921149928</meta:creation-date>
    <dc:date>2016-10-27T22:24:03.036706641</dc:date>
    <meta:editing-duration>PT8H49M38S</meta:editing-duration>
    <meta:editing-cycles>65</meta:editing-cycles>
    <meta:generator>LibreOffice/5.2.2.2.0$Linux_X86_64 LibreOffice_project/20m0$Build-2</meta:generator>
    <meta:document-statistic meta:table-count="0" meta:image-count="0" meta:object-count="23" meta:page-count="6" meta:paragraph-count="128" meta:word-count="1507" meta:character-count="5438" meta:non-whitespace-character-count="4633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(</mo>
            <mrow>
              <mrow>
                <msubsup>
                  <mi>x</mi>
                  <mn>1</mn>
                  <mi>n</mi>
                </msubsup>
                <mi>,</mi>
                <msubsup>
                  <mi>x</mi>
                  <mrow>
                    <mn>2,.</mn>
                    <mn>..</mn>
                  </mrow>
                  <mi>n</mi>
                </msubsup>
                <mi>,</mi>
                <msubsup>
                  <mi>x</mi>
                  <mn>57</mn>
                  <mi>n</mi>
                </msubsup>
              </mrow>
            </mrow>
            <mo fence="true" stretchy="false">)</mo>
          </mrow>
          <mi>,</mi>
          <msup>
            <mi>y</mi>
            <mi>n</mi>
          </msup>
        </mrow>
      </mrow>
      <mo fence="true" stretchy="false">)</mo>
    </mrow>
    <annotation encoding="StarMath 5.0">( (x^n_1,x^n_2,...,x^n_57),y^n)</annotation>
  </semantics>
</math>
</file>

<file path=Object 10/content.xml><?xml version="1.0" encoding="utf-8"?>
<math xmlns="http://www.w3.org/1998/Math/MathML" display="block">
  <semantics>
    <mrow>
      <msub>
        <mi>G</mi>
        <mrow>
          <mi>w</mi>
          <mi>,</mi>
          <mi>b</mi>
        </mrow>
      </msub>
      <mo stretchy="false">=</mo>
      <mrow>
        <mrow>
          <mi mathvariant="normal">γ</mi>
          <mo stretchy="false">×</mo>
          <msub>
            <mi>G</mi>
            <mrow>
              <mi>w</mi>
              <mi>,</mi>
              <mi>b</mi>
            </mrow>
          </msub>
        </mrow>
        <mo stretchy="false">+</mo>
        <mrow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  <mo stretchy="false">×</mo>
          <msubsup>
            <mi mathvariant="italic">gradient</mi>
            <mrow>
              <mi>w</mi>
              <mi>,</mi>
              <mi>b</mi>
            </mrow>
            <mn>2</mn>
          </msubsup>
        </mrow>
      </mrow>
    </mrow>
    <annotation encoding="StarMath 5.0">G_{w,b} = %gamma times G_{w,b} + ( 1-%gamma) times gradient^2_{w,b} 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w</mi>
            <mi>,</mi>
            <mi>b</mi>
          </mrow>
        </msub>
        <mo stretchy="false">=</mo>
        <mrow>
          <mrow>
            <mi mathvariant="normal">γ</mi>
            <mo stretchy="false">×</mo>
            <msub>
              <mi>T</mi>
              <mrow>
                <mi>w</mi>
                <mi>,</mi>
                <mi>b</mi>
              </mrow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γ</mi>
                </mrow>
              </mrow>
              <mo fence="true" stretchy="false">)</mo>
            </mrow>
            <mo stretchy="false">×</mo>
            <mi mathvariant="normal">δ</mi>
          </mrow>
        </mrow>
      </mrow>
      <msubsup>
        <mi>t</mi>
        <mrow>
          <mi>w</mi>
          <mi>,</mi>
          <mi>b</mi>
        </mrow>
        <mn>2</mn>
      </msubsup>
    </mrow>
    <annotation encoding="StarMath 5.0">T_{w,b} = %gamma times T_{w,b} + ( 1-%gamma) times %delta  t^2_{w,b} </annotation>
  </semantics>
</math>
</file>

<file path=Object 12/content.xml><?xml version="1.0" encoding="utf-8"?>
<math xmlns="http://www.w3.org/1998/Math/MathML" display="block">
  <semantics>
    <msqrt>
      <mrow>
        <mo fence="true" stretchy="false">(</mo>
        <mrow>
          <mrow>
            <msub>
              <mi>T</mi>
              <mrow>
                <mi>w</mi>
                <mi>,</mi>
                <mi>b</mi>
              </mrow>
            </msub>
            <mo stretchy="false">+</mo>
            <mi mathvariant="normal">ϵ</mi>
          </mrow>
        </mrow>
        <mo fence="true" stretchy="false">)</mo>
      </mrow>
    </msqrt>
    <annotation encoding="StarMath 5.0"> {sqrt(T_{w,b}+%epsilon)} </annotation>
  </semantics>
</math>
</file>

<file path=Object 13/content.xml><?xml version="1.0" encoding="utf-8"?>
<math xmlns="http://www.w3.org/1998/Math/MathML" display="block">
  <semantics>
    <mrow>
      <mi mathvariant="normal">δ</mi>
      <msub>
        <mi>t</mi>
        <mrow>
          <mi>w</mi>
          <mi>,</mi>
          <mi>b</mi>
        </mrow>
      </msub>
    </mrow>
    <annotation encoding="StarMath 5.0"> {%delta t_{w,b}} </annotation>
  </semantics>
</math>
</file>

<file path=Object 14/content.xml><?xml version="1.0" encoding="utf-8"?>
<math xmlns="http://www.w3.org/1998/Math/MathML" display="block">
  <semantics>
    <mrow>
      <mi mathvariant="italic">weight</mi>
      <mi>,</mi>
      <mrow>
        <mi mathvariant="italic">bias</mi>
        <mo stretchy="false">=</mo>
        <mi mathvariant="italic">weight</mi>
      </mrow>
      <mi>,</mi>
      <mrow>
        <mi mathvariant="italic">bias</mi>
        <mo stretchy="false">+</mo>
        <mrow>
          <mfrac>
            <msqrt>
              <mrow>
                <mo fence="true" stretchy="false">(</mo>
                <mrow>
                  <mrow>
                    <msub>
                      <mi>T</mi>
                      <mrow>
                        <mi>w</mi>
                        <mi>,</mi>
                        <mi>b</mi>
                      </mrow>
                    </msub>
                    <mo stretchy="false">+</mo>
                    <mi mathvariant="normal">ϵ</mi>
                  </mrow>
                </mrow>
                <mo fence="true" stretchy="false">)</mo>
              </mrow>
            </msqrt>
            <msqrt>
              <mrow>
                <mo fence="true" stretchy="false">(</mo>
                <mrow>
                  <mrow>
                    <msub>
                      <mi>G</mi>
                      <mrow>
                        <mi>w</mi>
                        <mi>,</mi>
                        <mi>b</mi>
                      </mrow>
                    </msub>
                    <mo stretchy="false">+</mo>
                    <mi mathvariant="normal">ϵ</mi>
                  </mrow>
                </mrow>
                <mo fence="true" stretchy="false">)</mo>
              </mrow>
            </msqrt>
          </mfrac>
          <mo stretchy="false">×</mo>
          <msub>
            <mi mathvariant="italic">gradient</mi>
            <mrow>
              <mi>w</mi>
              <mi>,</mi>
              <mi>b</mi>
            </mrow>
          </msub>
        </mrow>
      </mrow>
    </mrow>
    <annotation encoding="StarMath 5.0">weight, bias = weight, bias + {sqrt(T_{w,b}+%epsilon)}over{sqrt(G_{w,b}+%epsilon)} times  gradient_{w,b}</annotation>
  </semantics>
</math>
</file>

<file path=Object 15/content.xml><?xml version="1.0" encoding="utf-8"?>
<math xmlns="http://www.w3.org/1998/Math/MathML" display="block">
  <semantics>
    <mi>W</mi>
    <annotation encoding="StarMath 5.0">W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W</mi>
    <annotation encoding="StarMath 5.0">W</annotation>
  </semantics>
</math>
</file>

<file path=Object 19/content.xml><?xml version="1.0" encoding="utf-8"?>
<math xmlns="http://www.w3.org/1998/Math/MathML" display="block">
  <semantics>
    <mi>W</mi>
    <annotation encoding="StarMath 5.0">W</annotation>
  </semantics>
</math>
</file>

<file path=Object 2/content.xml><?xml version="1.0" encoding="utf-8"?>
<math xmlns="http://www.w3.org/1998/Math/MathML" display="block">
  <semantics>
    <msub>
      <mi>G</mi>
      <mi>w</mi>
    </msub>
    <annotation encoding="StarMath 5.0">G_w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cm" svg:height="7.475cm" xlink:href="." xlink:type="simple" chart:class="chart:scatter" chart:style-name="ch1">
        <chart:title svg:x="3.86cm" svg:y="-0.051cm" chart:style-name="ch2">
          <text:p>Logistic Regression
Cross Entropy Mean and Variance</text:p>
        </chart:title>
        <chart:legend svg:x="12.477cm" svg:y="2.639cm" style:legend-expansion="custom" chartooo:width="3.033cm" chartooo:height="1.415cm" style:legend-expansion-aspect-ratio="2.1434628975265" chart:style-name="ch3"/>
        <chart:plot-area chart:style-name="ch4" chart:data-source-has-labels="both" svg:x="1.244cm" svg:y="0.951cm" svg:width="11.728cm" svg:height="6.075cm">
          <chartooo:coordinate-region svg:x="2.13cm" svg:y="1.151cm" svg:width="10.205cm" svg:height="5.228cm"/>
          <chart:axis chart:dimension="x" chart:name="primary-x" chart:style-name="ch5" chartooo:axis-type="auto">
            <chart:title svg:x="5.563cm" svg:y="6.718cm" chart:style-name="ch6">
              <text:p>Training times</text:p>
            </chart:title>
            <chart:categories table:cell-range-address="local-table.$A$2:.$A$17"/>
            <chart:grid chart:style-name="ch7" chart:class="major"/>
          </chart:axis>
          <chart:axis chart:dimension="y" chart:name="primary-y" chart:style-name="ch8">
            <chart:title svg:x="0.175cm" svg:y="4.633cm" chart:style-name="ch9">
              <text:p>Value</text:p>
            </chart:title>
            <chart:grid chart:style-name="ch7" chart:class="major"/>
          </chart:axis>
          <chart:series chart:style-name="ch10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series chart:style-name="ch11" chart:values-cell-range-address="local-table.$D$2:.$D$17" chart:label-cell-address="local-table.$D$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ariance</text:p>
              </table:table-cell>
              <table:table-cell office:value-type="string">
                <text:p>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6770960153">
                <text:p>23.6770960153</text:p>
              </table:table-cell>
              <table:table-cell office:value-type="float" office:value="267.700492918">
                <text:p>267.7004929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5369988409">
                <text:p>18.5369988409</text:p>
              </table:table-cell>
              <table:table-cell office:value-type="float" office:value="252.323703143">
                <text:p>252.32370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8.6267414636">
                <text:p>18.6267414636</text:p>
              </table:table-cell>
              <table:table-cell office:value-type="float" office:value="219.704216499">
                <text:p>219.704216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8.2079247623">
                <text:p>28.2079247623</text:p>
              </table:table-cell>
              <table:table-cell office:value-type="float" office:value="189.720552669">
                <text:p>189.720552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.4817619364">
                <text:p>42.4817619364</text:p>
              </table:table-cell>
              <table:table-cell office:value-type="float" office:value="161.663641011">
                <text:p>161.663641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7.0223985203">
                <text:p>67.0223985203</text:p>
              </table:table-cell>
              <table:table-cell office:value-type="float" office:value="132.265909241">
                <text:p>132.265909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1.019092805">
                <text:p>101.019092805</text:p>
              </table:table-cell>
              <table:table-cell office:value-type="float" office:value="115.813538879">
                <text:p>115.813538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59.997400148">
                <text:p>159.997400148</text:p>
              </table:table-cell>
              <table:table-cell office:value-type="float" office:value="103.740048137">
                <text:p>103.740048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59.933449103">
                <text:p>259.933449103</text:p>
              </table:table-cell>
              <table:table-cell office:value-type="float" office:value="93.1849227307">
                <text:p>93.1849227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90.531429444">
                <text:p>290.531429444</text:p>
              </table:table-cell>
              <table:table-cell office:value-type="float" office:value="87.6857424464">
                <text:p>87.6857424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89.124285694">
                <text:p>289.124285694</text:p>
              </table:table-cell>
              <table:table-cell office:value-type="float" office:value="84.9288652473">
                <text:p>84.928865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69.85389466">
                <text:p>269.85389466</text:p>
              </table:table-cell>
              <table:table-cell office:value-type="float" office:value="81.5931227779">
                <text:p>81.5931227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254.357112829">
                <text:p>254.357112829</text:p>
              </table:table-cell>
              <table:table-cell office:value-type="float" office:value="78.9644105126">
                <text:p>78.9644105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241.70746266">
                <text:p>241.70746266</text:p>
              </table:table-cell>
              <table:table-cell office:value-type="float" office:value="76.8000500072">
                <text:p>76.8000500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244.005944876">
                <text:p>244.005944876</text:p>
              </table:table-cell>
              <table:table-cell office:value-type="float" office:value="75.6174654006">
                <text:p>75.6174654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243.631749183">
                <text:p>243.631749183</text:p>
              </table:table-cell>
              <table:table-cell office:value-type="float" office:value="75.6662164422">
                <text:p>75.666216442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7cm" svg:height="8.076cm" xlink:href="." xlink:type="simple" chart:class="chart:scatter" chart:style-name="ch1">
        <chart:title svg:x="3.975cm" svg:y="0.414cm" chart:style-name="ch2">
          <text:p>Neural Network Cross Entropy Mean</text:p>
        </chart:title>
        <chart:legend svg:x="15.162cm" svg:y="2.851cm" style:legend-expansion="custom" chartooo:width="3.685cm" chartooo:height="2.47cm" style:legend-expansion-aspect-ratio="1.4919028340081" chart:style-name="ch3"/>
        <chart:plot-area chart:style-name="ch4" chart:data-source-has-labels="both" svg:x="1.703cm" svg:y="1.046cm" svg:width="13.818cm" svg:height="6.495cm">
          <chartooo:coordinate-region svg:x="2.589cm" svg:y="1.245cm" svg:width="12.401cm" svg:height="5.649cm"/>
          <chart:axis chart:dimension="x" chart:name="primary-x" chart:style-name="ch5" chartooo:axis-type="auto">
            <chart:title svg:x="7.067cm" svg:y="7.319cm" chart:style-name="ch6">
              <text:p>Training times</text:p>
            </chart:title>
            <chart:categories table:cell-range-address="local-table.$A$2:.$A$13"/>
            <chart:grid chart:style-name="ch7" chart:class="major"/>
          </chart:axis>
          <chart:axis chart:dimension="y" chart:name="primary-y" chart:style-name="ch8">
            <chart:title svg:x="0.567cm" svg:y="5.586cm" chart:style-name="ch9">
              <text:p>Mean Value</text:p>
            </chart:title>
            <chart:grid chart:style-name="ch7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1" chart:values-cell-range-address="local-table.$D$2:.$D$13" chart:label-cell-address="local-table.$D$1" chart:class="chart:scatter">
            <chart:data-point chart:repeated="12"/>
          </chart:series>
          <chart:series chart:style-name="ch12" chart:values-cell-range-address="local-table.$E$2:.$E$13" chart:label-cell-address="local-table.$E$1" chart:class="chart:scatter">
            <chart:data-point chart:repeated="12"/>
          </chart:series>
          <chart:series chart:style-name="ch13" chart:values-cell-range-address="local-table.$F$2:.$F$13" chart:label-cell-address="local-table.$F$1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40 neurals</text:p>
              </table:table-cell>
              <table:table-cell office:value-type="string">
                <text:p>57 neurals</text:p>
              </table:table-cell>
              <table:table-cell office:value-type="string">
                <text:p>30 neurals</text:p>
              </table:table-cell>
              <table:table-cell office:value-type="string">
                <text:p>50 neura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5.539443443">
                <text:p>275.539443443</text:p>
              </table:table-cell>
              <table:table-cell office:value-type="float" office:value="274.895359901">
                <text:p>274.895359901</text:p>
              </table:table-cell>
              <table:table-cell office:value-type="float" office:value="275.931317521">
                <text:p>275.931317521</text:p>
              </table:table-cell>
              <table:table-cell office:value-type="float" office:value="275.157200859">
                <text:p>275.1572008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2.725609042">
                <text:p>272.725609042</text:p>
              </table:table-cell>
              <table:table-cell office:value-type="float" office:value="271.210507401">
                <text:p>271.210507401</text:p>
              </table:table-cell>
              <table:table-cell office:value-type="float" office:value="273.716749559">
                <text:p>273.716749559</text:p>
              </table:table-cell>
              <table:table-cell office:value-type="float" office:value="271.808864616">
                <text:p>271.808864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3.168305857">
                <text:p>263.168305857</text:p>
              </table:table-cell>
              <table:table-cell office:value-type="float" office:value="260.504263233">
                <text:p>260.504263233</text:p>
              </table:table-cell>
              <table:table-cell office:value-type="float" office:value="265.492861608">
                <text:p>265.492861608</text:p>
              </table:table-cell>
              <table:table-cell office:value-type="float" office:value="261.430590695">
                <text:p>261.430590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1.91761675">
                <text:p>241.91761675</text:p>
              </table:table-cell>
              <table:table-cell office:value-type="float" office:value="239.864583149">
                <text:p>239.864583149</text:p>
              </table:table-cell>
              <table:table-cell office:value-type="float" office:value="245.035623824">
                <text:p>245.035623824</text:p>
              </table:table-cell>
              <table:table-cell office:value-type="float" office:value="240.373716471">
                <text:p>240.373716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06.398999228">
                <text:p>206.398999228</text:p>
              </table:table-cell>
              <table:table-cell office:value-type="float" office:value="207.186666813">
                <text:p>207.186666813</text:p>
              </table:table-cell>
              <table:table-cell office:value-type="float" office:value="207.556893567">
                <text:p>207.556893567</text:p>
              </table:table-cell>
              <table:table-cell office:value-type="float" office:value="206.64931224">
                <text:p>206.64931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72.619820413">
                <text:p>172.619820413</text:p>
              </table:table-cell>
              <table:table-cell office:value-type="float" office:value="174.319318971">
                <text:p>174.319318971</text:p>
              </table:table-cell>
              <table:table-cell office:value-type="float" office:value="171.973997206">
                <text:p>171.973997206</text:p>
              </table:table-cell>
              <table:table-cell office:value-type="float" office:value="173.593172783">
                <text:p>173.593172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57.53246113">
                <text:p>157.53246113</text:p>
              </table:table-cell>
              <table:table-cell office:value-type="float" office:value="158.909945288">
                <text:p>158.909945288</text:p>
              </table:table-cell>
              <table:table-cell office:value-type="float" office:value="156.789148948">
                <text:p>156.789148948</text:p>
              </table:table-cell>
              <table:table-cell office:value-type="float" office:value="158.357187143">
                <text:p>158.35718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43.249754033">
                <text:p>143.249754033</text:p>
              </table:table-cell>
              <table:table-cell office:value-type="float" office:value="144.080643424">
                <text:p>144.080643424</text:p>
              </table:table-cell>
              <table:table-cell office:value-type="float" office:value="142.616263189">
                <text:p>142.616263189</text:p>
              </table:table-cell>
              <table:table-cell office:value-type="float" office:value="143.775752825">
                <text:p>143.775752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23.945139544">
                <text:p>123.945139544</text:p>
              </table:table-cell>
              <table:table-cell office:value-type="float" office:value="116.212664455">
                <text:p>116.212664455</text:p>
              </table:table-cell>
              <table:table-cell office:value-type="float" office:value="115.253360614">
                <text:p>115.253360614</text:p>
              </table:table-cell>
              <table:table-cell office:value-type="float" office:value="116.040787056">
                <text:p>116.040787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2.503176483">
                <text:p>102.503176483</text:p>
              </table:table-cell>
              <table:table-cell office:value-type="float" office:value="92.8548381712">
                <text:p>92.8548381712</text:p>
              </table:table-cell>
              <table:table-cell office:value-type="float" office:value="91.8216054117">
                <text:p>91.8216054117</text:p>
              </table:table-cell>
              <table:table-cell office:value-type="float" office:value="92.0536880285">
                <text:p>92.0536880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79.9848703598">
                <text:p>79.9848703598</text:p>
              </table:table-cell>
              <table:table-cell office:value-type="float" office:value="68.1023738365">
                <text:p>68.1023738365</text:p>
              </table:table-cell>
              <table:table-cell office:value-type="float" office:value="66.4158200585">
                <text:p>66.4158200585</text:p>
              </table:table-cell>
              <table:table-cell office:value-type="float" office:value="66.4298934038">
                <text:p>66.4298934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70.9615200067">
                <text:p>70.9615200067</text:p>
              </table:table-cell>
              <table:table-cell office:value-type="float" office:value="64.7247315415">
                <text:p>64.7247315415</text:p>
              </table:table-cell>
              <table:table-cell office:value-type="float" office:value="54.247117455">
                <text:p>54.247117455</text:p>
              </table:table-cell>
              <table:table-cell office:value-type="float" office:value="50.4082629449">
                <text:p>50.40826294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02cm" svg:height="7.42cm" xlink:href="." xlink:type="simple" chart:class="chart:scatter" chart:style-name="ch1">
        <chart:title svg:x="3.361cm" svg:y="0.362cm" chart:style-name="ch2">
          <text:p>Neural Network Cross Entropy Variance</text:p>
        </chart:title>
        <chart:legend svg:x="15.188cm" svg:y="2.37cm" style:legend-expansion="custom" chartooo:width="3.691cm" chartooo:height="2.826cm" style:legend-expansion-aspect-ratio="1.30608634111819" chart:style-name="ch3"/>
        <chart:plot-area chart:style-name="ch4" chart:data-source-has-labels="both" svg:x="1.707cm" svg:y="0.945cm" svg:width="13.84cm" svg:height="6.036cm">
          <chartooo:coordinate-region svg:x="2.593cm" svg:y="1.144cm" svg:width="12.423cm" svg:height="5.19cm"/>
          <chart:axis chart:dimension="x" chart:name="primary-x" chart:style-name="ch5" chartooo:axis-type="auto">
            <chart:title svg:x="7.082cm" svg:y="6.663cm" chart:style-name="ch6">
              <text:p>Training times</text:p>
            </chart:title>
            <chart:categories table:cell-range-address="local-table.$A$2:.$A$13"/>
            <chart:grid chart:style-name="ch7" chart:class="major"/>
          </chart:axis>
          <chart:axis chart:dimension="y" chart:name="primary-y" chart:style-name="ch8">
            <chart:title svg:x="0.57cm" svg:y="5.587cm" chart:style-name="ch9">
              <text:p>Variance Value</text:p>
            </chart:title>
            <chart:grid chart:style-name="ch7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1" chart:values-cell-range-address="local-table.$D$2:.$D$13" chart:label-cell-address="local-table.$D$1" chart:class="chart:scatter">
            <chart:data-point chart:repeated="12"/>
          </chart:series>
          <chart:series chart:style-name="ch12" chart:values-cell-range-address="local-table.$E$2:.$E$13" chart:label-cell-address="local-table.$E$1" chart:class="chart:scatter">
            <chart:data-point chart:repeated="12"/>
          </chart:series>
          <chart:series chart:style-name="ch13" chart:values-cell-range-address="local-table.$F$2:.$F$13" chart:label-cell-address="local-table.$F$1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40 neurals</text:p>
              </table:table-cell>
              <table:table-cell office:value-type="string">
                <text:p>57 neurals</text:p>
              </table:table-cell>
              <table:table-cell office:value-type="string">
                <text:p>30 neurals</text:p>
              </table:table-cell>
              <table:table-cell office:value-type="string">
                <text:p>50 neura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3955024557">
                <text:p>1.23955024557</text:p>
              </table:table-cell>
              <table:table-cell office:value-type="float" office:value="2.41249473607">
                <text:p>2.41249473607</text:p>
              </table:table-cell>
              <table:table-cell office:value-type="float" office:value="0.715404157365">
                <text:p>0.715404157365</text:p>
              </table:table-cell>
              <table:table-cell office:value-type="float" office:value="1.88886714189">
                <text:p>1.888867141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3032782172">
                <text:p>3.63032782172</text:p>
              </table:table-cell>
              <table:table-cell office:value-type="float" office:value="6.73339005449">
                <text:p>6.73339005449</text:p>
              </table:table-cell>
              <table:table-cell office:value-type="float" office:value="2.15549503662">
                <text:p>2.15549503662</text:p>
              </table:table-cell>
              <table:table-cell office:value-type="float" office:value="5.37758970925">
                <text:p>5.3775897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9.7905592831">
                <text:p>19.7905592831</text:p>
              </table:table-cell>
              <table:table-cell office:value-type="float" office:value="32.2132666759">
                <text:p>32.2132666759</text:p>
              </table:table-cell>
              <table:table-cell office:value-type="float" office:value="12.6741006573">
                <text:p>12.6741006573</text:p>
              </table:table-cell>
              <table:table-cell office:value-type="float" office:value="27.1559925044">
                <text:p>27.1559925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4.4408475687">
                <text:p>64.4408475687</text:p>
              </table:table-cell>
              <table:table-cell office:value-type="float" office:value="85.9901657624">
                <text:p>85.9901657624</text:p>
              </table:table-cell>
              <table:table-cell office:value-type="float" office:value="47.3342705826">
                <text:p>47.3342705826</text:p>
              </table:table-cell>
              <table:table-cell office:value-type="float" office:value="78.2510121284">
                <text:p>78.2510121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9.456801585">
                <text:p>119.456801585</text:p>
              </table:table-cell>
              <table:table-cell office:value-type="float" office:value="135.963023446">
                <text:p>135.963023446</text:p>
              </table:table-cell>
              <table:table-cell office:value-type="float" office:value="103.063903646">
                <text:p>103.063903646</text:p>
              </table:table-cell>
              <table:table-cell office:value-type="float" office:value="130.456344076">
                <text:p>130.456344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26.684281948">
                <text:p>126.684281948</text:p>
              </table:table-cell>
              <table:table-cell office:value-type="float" office:value="134.966806286">
                <text:p>134.966806286</text:p>
              </table:table-cell>
              <table:table-cell office:value-type="float" office:value="119.446274833">
                <text:p>119.446274833</text:p>
              </table:table-cell>
              <table:table-cell office:value-type="float" office:value="132.033510515">
                <text:p>132.033510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2.205226007">
                <text:p>102.205226007</text:p>
              </table:table-cell>
              <table:table-cell office:value-type="float" office:value="106.209954323">
                <text:p>106.209954323</text:p>
              </table:table-cell>
              <table:table-cell office:value-type="float" office:value="99.7981743306">
                <text:p>99.7981743306</text:p>
              </table:table-cell>
              <table:table-cell office:value-type="float" office:value="104.620344346">
                <text:p>104.620344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79.5779257356">
                <text:p>79.5779257356</text:p>
              </table:table-cell>
              <table:table-cell office:value-type="float" office:value="79.4770657969">
                <text:p>79.4770657969</text:p>
              </table:table-cell>
              <table:table-cell office:value-type="float" office:value="79.2438125625">
                <text:p>79.2438125625</text:p>
              </table:table-cell>
              <table:table-cell office:value-type="float" office:value="79.5227556595">
                <text:p>79.5227556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4.6589499715">
                <text:p>84.6589499715</text:p>
              </table:table-cell>
              <table:table-cell office:value-type="float" office:value="152.037911024">
                <text:p>152.037911024</text:p>
              </table:table-cell>
              <table:table-cell office:value-type="float" office:value="140.985906088">
                <text:p>140.985906088</text:p>
              </table:table-cell>
              <table:table-cell office:value-type="float" office:value="117.11742776">
                <text:p>117.11742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1.599856449">
                <text:p>81.599856449</text:p>
              </table:table-cell>
              <table:table-cell office:value-type="float" office:value="162.623823671">
                <text:p>162.623823671</text:p>
              </table:table-cell>
              <table:table-cell office:value-type="float" office:value="136.102897406">
                <text:p>136.102897406</text:p>
              </table:table-cell>
              <table:table-cell office:value-type="float" office:value="126.248715105">
                <text:p>126.248715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20.00160026">
                <text:p>120.00160026</text:p>
              </table:table-cell>
              <table:table-cell office:value-type="float" office:value="169.695758383">
                <text:p>169.695758383</text:p>
              </table:table-cell>
              <table:table-cell office:value-type="float" office:value="153.299915218">
                <text:p>153.299915218</text:p>
              </table:table-cell>
              <table:table-cell office:value-type="float" office:value="123.482915306">
                <text:p>123.482915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44.892743022">
                <text:p>244.892743022</text:p>
              </table:table-cell>
              <table:table-cell office:value-type="float" office:value="371.913902693">
                <text:p>371.913902693</text:p>
              </table:table-cell>
              <table:table-cell office:value-type="float" office:value="270.237004068">
                <text:p>270.237004068</text:p>
              </table:table-cell>
              <table:table-cell office:value-type="float" office:value="114.669793303">
                <text:p>114.66979330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w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w+%epsilon)} </annotation>
  </semantics>
</math>
</file>

<file path=Object 4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5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b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b+%epsilon)} </annotation>
  </semantics>
</math>
</file>

<file path=Object 6/content.xml><?xml version="1.0" encoding="utf-8"?>
<math xmlns="http://www.w3.org/1998/Math/MathML" display="block">
  <semantics>
    <mrow>
      <munder>
        <mo stretchy="false">∑</mo>
        <mrow>
          <msup>
            <mi>x</mi>
            <mi>n</mi>
          </msup>
          <mi>,</mi>
          <msup>
            <mi>y</mi>
            <mi>n</mi>
          </msup>
        </mrow>
      </munder>
      <mrow>
        <mo stretchy="false">−</mo>
        <mrow>
          <mo fence="true" stretchy="false">[</mo>
          <mrow>
            <mrow>
              <msup>
                <mi>y</mi>
                <mi>n</mi>
              </msup>
              <mi>ln</mi>
              <mi>f</mi>
              <mrow>
                <mrow>
                  <mo fence="true" stretchy="false">(</mo>
                  <mrow>
                    <msup>
                      <mi>x</mi>
                      <mi>n</mi>
                    </msup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p>
                        <mi>y</mi>
                        <mi>n</mi>
                      </msup>
                    </mrow>
                  </mrow>
                  <mo fence="true" stretchy="false">)</mo>
                </mrow>
              </mrow>
              <mi>ln</mi>
              <mrow>
                <mo fence="true" stretchy="false">(</mo>
                <mrow>
                  <mrow>
                    <mrow>
                      <mn>1</mn>
                      <mo stretchy="false">−</mo>
                      <mi>f</mi>
                    </mrow>
                    <mrow>
                      <mo fence="true" stretchy="false">(</mo>
                      <mrow>
                        <msup>
                          <mi>x</mi>
                          <mi>n</mi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sum from{x^n, y^n} {-[y^n ln f(x^n)+(1-y^n) ln(1-f(x^n))]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x</mi>
              <mi>n</mi>
            </msup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o stretchy="false">∑</mo>
              <msub>
                <mi>w</mi>
                <mi>i</mi>
              </msub>
            </mrow>
            <mrow>
              <msubsup>
                <mi>x</mi>
                <mi>i</mi>
                <mi>n</mi>
              </msubsup>
              <mo stretchy="false">+</mo>
              <mi>b</mi>
            </mrow>
          </mrow>
        </mrow>
        <mo fence="true" stretchy="false">)</mo>
      </mrow>
    </mrow>
    <annotation encoding="StarMath 5.0">f(x^n) = %sigma (sum w_{i}x^n_{i}+b)</annotation>
  </semantics>
</math>
</file>

<file path=Object 8/content.xml><?xml version="1.0" encoding="utf-8"?>
<math xmlns="http://www.w3.org/1998/Math/MathML" display="block">
  <semantics>
    <msup>
      <mi>y</mi>
      <mi>n</mi>
    </msup>
    <annotation encoding="StarMath 5.0">y^n</annotation>
  </semantics>
</math>
</file>

<file path=Object 9/content.xml><?xml version="1.0" encoding="utf-8"?>
<math xmlns="http://www.w3.org/1998/Math/MathML" display="block">
  <semantics>
    <mi mathvariant="normal">ϵ</mi>
    <annotation encoding="StarMath 5.0">%epsilon</annotation>
  </semantics>
</math>
</file>